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.69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01cm" fo:min-width="6.2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01cm" fo:min-width="6.4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417cm" fo:min-width="6.4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335cm" fo:min-width="9.569cm"/>
      <style:paragraph-properties style:writing-mode="lr-tb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3.335cm" fo:min-width="9.56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93cm" fo:min-width="2.04cm"/>
      <style:paragraph-properties style:writing-mode="lr-tb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2.29cm" fo:min-width="2.675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draw:fill="non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6.48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7.12cm"/>
      <style:paragraph-properties style:writing-mode="lr-tb"/>
    </style:style>
    <style:style style:name="pr1" style:family="presentation" style:parent-style-name="Blue_5f_Curve-title">
      <style:graphic-properties draw:auto-grow-height="true" fo:min-height="1.2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00a933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color="#000000" loext:opacity="100%" style:font-name="Cascadia Mono" fo:font-size="14pt" style:font-name-asian="Cascadia Mono" style:font-size-asian="14pt" style:font-name-complex="Cascadia Mono" style:font-size-complex="14pt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8080" loext:opacity="100%" style:font-name="Cascadia Mono" fo:font-size="14pt" style:font-name-asian="Cascadia Mono" style:font-size-asian="14pt" style:font-name-complex="Cascadia Mono" style:font-size-complex="14pt"/>
    </style:style>
    <style:style style:name="T3" style:family="text">
      <style:text-properties fo:color="#0000ff" loext:opacity="100%" style:font-name="Cascadia Mono" fo:font-size="14pt" style:font-name-asian="Cascadia Mono" style:font-size-asian="14pt" style:font-name-complex="Cascadia Mono" style:font-size-complex="14pt"/>
    </style:style>
    <style:style style:name="T4" style:family="text">
      <style:text-properties fo:color="#000000" loext:opacity="100%" style:font-name="Cascadia Mono" fo:font-size="14pt" style:font-name-asian="Cascadia Mono" style:font-size-asian="14pt" style:font-name-complex="Cascadia Mono" style:font-size-complex="14pt"/>
    </style:style>
    <style:style style:name="T5" style:family="text">
      <style:text-properties fo:color="#2b91af" loext:opacity="100%" style:font-name="Cascadia Mono" fo:font-size="14pt" style:font-name-asian="Cascadia Mono" style:font-size-asian="14pt" style:font-name-complex="Cascadia Mono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8080" loext:opacity="100%" style:font-name="Cascadia Mono" fo:font-size="14pt" style:font-name-asian="Cascadia Mono" style:font-size-asian="14pt" style:font-name-complex="Cascadia Mono" style:font-size-complex="14pt"/>
    </style:style>
    <style:style style:name="T8" style:family="text">
      <style:text-properties fo:color="#a31515" loext:opacity="100%" style:font-name="Cascadia Mono" fo:font-size="14pt" style:font-name-asian="Cascadia Mono" style:font-size-asian="14pt" style:font-name-complex="Cascadia Mono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12.3cm" svg:height="1.301cm" svg:x="0.4cm" svg:y="0.62cm" presentation:class="title" presentation:user-transformed="true">
          <draw:text-box>
            <text:p>A Little Cheat-sheet</text:p>
          </draw:text-box>
        </draw:frame>
        <draw:frame draw:style-name="gr1" draw:text-style-name="P2" draw:layer="layout" svg:width="1.198cm" svg:height="1.086cm" svg:x="3.024cm" svg:y="4.572cm">
          <draw:text-box>
            <text:p><text:s/></text:p>
          </draw:text-box>
        </draw:frame>
        <draw:frame draw:style-name="gr2" draw:text-style-name="P2" draw:layer="layout" svg:width="23.495cm" svg:height="1.086cm" svg:x="1.905cm" svg:y="3.297cm">
          <draw:text-box>
            <text:p/>
          </draw:text-box>
        </draw:frame>
        <draw:custom-shape draw:style-name="gr3" draw:text-style-name="P3" draw:layer="layout" svg:width="6.713cm" svg:height="2.151cm" svg:x="1.905cm" svg:y="2.232cm">
          <text:p text:style-name="P3">print()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985cm" svg:height="2.151cm" svg:x="1.905cm" svg:y="5.448cm">
          <text:p text:style-name="P3">input(“please enter: “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985cm" svg:height="3.667cm" svg:x="1.905cm" svg:y="9.033cm">
          <text:p text:style-name="P3">For I in range(0,10):</text:p>
          <text:p text:style-name="P3">I={0,1,2,3…, 9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069cm" svg:height="3.585cm" svg:x="10.251cm" svg:y="2.13cm">
          <text:p text:style-name="P3">Def function(x):</text:p>
          <text:p text:style-name="P3">#do stuff x</text:p>
          <text:p text:style-name="P3">Return x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069cm" svg:height="3.585cm" svg:x="10.251cm" svg:y="5.94cm">
          <text:p text:style-name="P3">From turtle import *</text:p>
          <text:p text:style-name="P3"/>
          <text:p text:style-name="P3">T = turtle()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1.843cm" svg:x="24.765cm" svg:y="5.777cm">
          <text:p text:style-name="P5"><text:span text:style-name="T1">Will help</text:span></text:p>
          <text:p text:style-name="P5"><text:span text:style-name="T1">forev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175cm" svg:height="2.54cm" svg:x="24.13cm" svg:y="8.255cm">
          <text:p text:style-name="P5"><text:span text:style-name="T1">Will help you</text:span></text:p>
          <text:p text:style-name="P5"><text:span text:style-name="T1">Understand this </text:span></text:p>
          <text:p text:style-name="P5"><text:span text:style-name="T1">vide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at is an object? </text:p>
          </draw:text-box>
        </draw:frame>
        <draw:frame presentation:style-name="pr4" draw:text-style-name="P1" draw:layer="layout" svg:width="25.67cm" svg:height="2.89cm" svg:x="1cm" svg:y="2.19cm" presentation:class="outline" presentation:user-transformed="true">
          <draw:text-box>
            <text:list text:style-name="L2">
              <text:list-item>
                <text:p text:style-name="P1">An object called hello</text:p>
              </text:list-item>
            </text:list>
            <text:p text:style-name="P1"><text:s text:c="2"/>Deceleration<text:tab/><text:tab/><text:tab/><text:tab/>Definition<text:tab/><text:tab/><text:tab/><text:tab/><text:tab/> Implementation </text:p>
          </draw:text-box>
        </draw:frame>
        <draw:frame draw:style-name="gr11" draw:text-style-name="P10" draw:layer="layout" svg:width="8.348cm" svg:height="8.89cm" svg:x="1.177cm" svg:y="5.08cm">
          <draw:text-box>
            <text:p text:style-name="P8"><text:span text:style-name="T2">//in C++ we call objects</text:span></text:p>
            <text:p text:style-name="P8"><text:span text:style-name="T2">//class</text:span></text:p>
            <text:p text:style-name="P8"><text:span text:style-name="T2"/></text:p>
            <text:p text:style-name="P8"><text:span text:style-name="T3">class</text:span><text:span text:style-name="T4"> </text:span><text:span text:style-name="T5">hello</text:span></text:p>
            <text:p text:style-name="P9"><text:span text:style-name="T6">{</text:span></text:p>
            <text:p text:style-name="P8"><text:span text:style-name="T3">public</text:span><text:span text:style-name="T4">:</text:span></text:p>
            <text:p text:style-name="P9"><text:span text:style-name="T6"><text:tab/></text:span><text:span text:style-name="T6">//the constructor</text:span></text:p>
            <text:p text:style-name="P9"><text:span text:style-name="T6"><text:tab/></text:span><text:span text:style-name="T6">hello();</text:span></text:p>
            <text:p text:style-name="P9"><text:span text:style-name="T6"/></text:p>
            <text:p text:style-name="P9"><text:span text:style-name="T6"><text:tab/></text:span><text:span text:style-name="T6">//a member function</text:span><text:span text:style-name="T6"><text:tab/></text:span></text:p>
            <text:p text:style-name="P8"><text:span text:style-name="T3"><text:tab/></text:span><text:span text:style-name="T3">void</text:span><text:span text:style-name="T4"> sayHi();</text:span></text:p>
            <text:p text:style-name="P8"><text:span text:style-name="T4"/></text:p>
            <text:p text:style-name="P8"><text:span text:style-name="T4"><text:tab/></text:span><text:span text:style-name="T4">//some data </text:span></text:p>
            <text:p text:style-name="P8"><text:span text:style-name="T4"><text:tab/></text:span><text:span text:style-name="T4">std::</text:span><text:span text:style-name="T5">string</text:span><text:span text:style-name="T4"> message;</text:span></text:p>
            <text:p text:style-name="P9"><text:span text:style-name="T6">};</text:span></text:p>
          </draw:text-box>
        </draw:frame>
        <draw:frame draw:style-name="gr11" draw:text-style-name="P10" draw:layer="layout" svg:width="8.255cm" svg:height="8.255cm" svg:x="10.16cm" svg:y="5.715cm">
          <draw:text-box>
            <text:p text:style-name="P8"><text:span text:style-name="T5">hello</text:span><text:span text:style-name="T4">::hello() {</text:span></text:p>
            <text:p text:style-name="P8"><text:span text:style-name="T4">message </text:span><text:span text:style-name="T7">=</text:span><text:span text:style-name="T4"> </text:span><text:span text:style-name="T8">"hello world"</text:span><text:span text:style-name="T4">;</text:span></text:p>
            <text:p text:style-name="P9"><text:span text:style-name="T6">}</text:span></text:p>
            <text:p text:style-name="P9"><text:span text:style-name="T6"/></text:p>
            <text:p text:style-name="P8"><text:span text:style-name="T3">void</text:span><text:span text:style-name="T4"> </text:span><text:span text:style-name="T5">hello</text:span><text:span text:style-name="T4">::sayHi() {</text:span></text:p>
            <text:p text:style-name="P8"><text:span text:style-name="T3">for</text:span><text:span text:style-name="T4"> (</text:span><text:span text:style-name="T3">int</text:span><text:span text:style-name="T4"> i = 0; i &lt; 5; i++) {</text:span></text:p>
            <text:p text:style-name="P8"><text:span text:style-name="T4">std::cout </text:span><text:span text:style-name="T7">&lt;&lt;</text:span><text:span text:style-name="T4"> message</text:span><text:span text:style-name="T7">[</text:span><text:span text:style-name="T4">i</text:span><text:span text:style-name="T7">]</text:span><text:span text:style-name="T4">;</text:span></text:p>
            <text:p text:style-name="P9"><text:span text:style-name="T6">}</text:span></text:p>
            <text:p text:style-name="P8"><text:span text:style-name="T4">std::cout </text:span><text:span text:style-name="T7">&lt;&lt;</text:span><text:span text:style-name="T4"> std::endl;</text:span></text:p>
            <text:p text:style-name="P8"><text:span text:style-name="T3">return</text:span><text:span text:style-name="T4">;</text:span></text:p>
            <text:p text:style-name="P9"><text:span text:style-name="T6">}</text:span></text:p>
          </draw:text-box>
        </draw:frame>
        <draw:custom-shape draw:style-name="gr12" draw:text-style-name="P3" draw:layer="layout" svg:width="6.985cm" svg:height="1.27cm" svg:x="19.685cm" svg:y="8.89cm">
          <text:p text:style-name="P3">Outputs: </text:p>
          <text:p text:style-name="P3">hello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985cm" svg:height="3.81cm" svg:x="19.685cm" svg:y="5.08cm">
          <draw:text-box>
            <text:p text:style-name="P8"><text:span text:style-name="T2">#include</text:span><text:span text:style-name="T4"> </text:span><text:span text:style-name="T8">"hello.h"</text:span></text:p>
            <text:p text:style-name="P8"><text:span text:style-name="T3">int</text:span><text:span text:style-name="T4"> main() {</text:span></text:p>
            <text:p text:style-name="P8"><text:span text:style-name="T5">hello</text:span><text:span text:style-name="T4"> h;</text:span></text:p>
            <text:p text:style-name="P9"><text:span text:style-name="T6">h.sayHi();</text:span></text:p>
            <text:p text:style-name="P9"><text:span text:style-name="T3">return</text:span><text:span text:style-name="T4"> 0;</text:span></text:p>
            <text:p text:style-name="P9"><text:span text:style-name="T6">}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y use objects? </text:p>
          </draw:text-box>
        </draw:frame>
        <draw:frame presentation:style-name="pr7" draw:layer="layout" svg:width="26cm" svg:height="0.81cm" svg:x="0.635cm" svg:y="2.365cm" presentation:class="outline" presentation:user-transformed="true">
          <draw:text-box>
            <text:list text:style-name="L2">
              <text:list-item>
                <text:p>An object called helloWorld</text:p>
                <text:p>Deceleration<text:tab/><text:tab/><text:tab/><text:tab/><text:tab/>Implementation</text:p>
              </text:list-item>
            </text:list>
          </draw:text-box>
        </draw:frame>
        <draw:frame draw:style-name="gr11" draw:text-style-name="P10" draw:layer="layout" svg:width="9.525cm" svg:height="3.709cm" svg:x="0.635cm" svg:y="4.546cm">
          <draw:text-box>
            <text:p text:style-name="P8"><text:span text:style-name="T2">#include</text:span><text:span text:style-name="T4"> </text:span><text:span text:style-name="T8">"hello.h"</text:span></text:p>
            <text:p text:style-name="P8"><text:span text:style-name="T3">class</text:span><text:span text:style-name="T4"> </text:span><text:span text:style-name="T5">helloWorld</text:span><text:span text:style-name="T4">:</text:span><text:span text:style-name="T3">public</text:span><text:span text:style-name="T4"> </text:span><text:span text:style-name="T5">hello</text:span></text:p>
            <text:p text:style-name="P9"><text:span text:style-name="T6">{</text:span></text:p>
            <text:p text:style-name="P8"><text:span text:style-name="T3">public</text:span><text:span text:style-name="T4">: </text:span></text:p>
            <text:p text:style-name="P8"><text:span text:style-name="T3">void</text:span><text:span text:style-name="T4"> sayHiWorld();</text:span></text:p>
            <text:p text:style-name="P9"><text:span text:style-name="T6">};</text:span></text:p>
            <text:p text:style-name="P9"><text:span text:style-name="T6"/></text:p>
          </draw:text-box>
        </draw:frame>
        <draw:frame draw:style-name="gr11" draw:text-style-name="P10" draw:layer="layout" svg:width="9.525cm" svg:height="3.175cm" svg:x="0.635cm" svg:y="10.16cm">
          <draw:text-box>
            <text:p text:style-name="P8"><text:span text:style-name="T3">void</text:span><text:span text:style-name="T4"> </text:span><text:span text:style-name="T5">helloWorld</text:span><text:span text:style-name="T4">::sayHiWorld() {</text:span></text:p>
            <text:p text:style-name="P8"><text:span text:style-name="T4">std::cout </text:span><text:span text:style-name="T7">&lt;&lt;</text:span><text:span text:style-name="T4"> message;</text:span></text:p>
            <text:p text:style-name="P8"><text:span text:style-name="T3">return</text:span><text:span text:style-name="T4">;</text:span></text:p>
            <text:p text:style-name="P9"><text:span text:style-name="T6">}</text:span></text:p>
          </draw:text-box>
        </draw:frame>
        <draw:frame presentation:style-name="pr7" draw:layer="layout" svg:width="11.43cm" svg:height="0.81cm" svg:x="0.635cm" svg:y="8.715cm" presentation:class="outline" presentation:user-transformed="true">
          <draw:text-box>
            <text:list text:style-name="L2">
              <text:list-header>
                <text:p>Definition</text:p>
              </text:list-header>
            </text:list>
          </draw:text-box>
        </draw:frame>
        <draw:frame draw:style-name="gr11" draw:text-style-name="P10" draw:layer="layout" svg:width="7.62cm" svg:height="6.198cm" svg:x="11.43cm" svg:y="4.445cm">
          <draw:text-box>
            <text:p text:style-name="P8"><text:span text:style-name="T2">#include</text:span><text:span text:style-name="T4"> </text:span><text:span text:style-name="T8">"hello.h"</text:span></text:p>
            <text:p text:style-name="P8"><text:span text:style-name="T2">#include</text:span><text:span text:style-name="T4"> </text:span><text:span text:style-name="T8">"helloWorld.h"</text:span></text:p>
            <text:p text:style-name="P8"><text:span text:style-name="T3">int</text:span><text:span text:style-name="T4"> main() {</text:span></text:p>
            <text:p text:style-name="P8"><text:span text:style-name="T5">hello</text:span><text:span text:style-name="T4"> h;</text:span></text:p>
            <text:p text:style-name="P9"><text:span text:style-name="T6">h.sayHi();</text:span></text:p>
            <text:p text:style-name="P9"><text:span text:style-name="T6"/></text:p>
            <text:p text:style-name="P8"><text:span text:style-name="T5">helloWorld</text:span><text:span text:style-name="T4"> hW;</text:span></text:p>
            <text:p text:style-name="P9"><text:span text:style-name="T6">hW.sayHiWorld();</text:span></text:p>
            <text:p text:style-name="P8"><text:span text:style-name="T3">return</text:span><text:span text:style-name="T4"> 0;</text:span></text:p>
            <text:p text:style-name="P9"><text:span text:style-name="T6">}</text:span></text:p>
          </draw:text-box>
        </draw:frame>
        <draw:custom-shape draw:style-name="gr13" draw:text-style-name="P3" draw:layer="layout" svg:width="7.62cm" svg:height="2.54cm" svg:x="11.43cm" svg:y="10.643cm">
          <text:p text:style-name="P3">Outputs: </text:p>
          <text:p text:style-name="P3">Hello</text:p>
          <text:p text:style-name="P3">Hello world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8T14:43:44.905000000</meta:creation-date>
    <meta:editing-duration>PT7M28S</meta:editing-duration>
    <meta:editing-cycles>4</meta:editing-cycles>
    <meta:generator>LibreOffice/7.1.7.2$Windows_X86_64 LibreOffice_project/c6a4e3954236145e2acb0b65f68614365aeee33f</meta:generator>
    <dc:title>Blue Curve</dc:title>
    <dc:date>2021-12-18T16:02:49.059000000</dc:date>
    <meta:document-statistic meta:object-count="64"/>
  </office:meta>
</office:document-meta>
</file>